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2.925cm" fo:min-width="16.89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817cm" fo:min-width="1.567cm"/>
    </style:style>
    <style:style style:name="gr3" style:family="graphic" style:parent-style-name="measure" style:list-style-name="L1">
      <style:graphic-properties draw:textarea-vertical-align="middle" draw:line-distance="0.743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measure" style:list-style-name="L1">
      <style:graphic-properties draw:textarea-vertical-align="middle" draw:line-distance="0.818cm"/>
    </style:style>
    <style:style style:name="gr8" style:family="graphic" style:parent-style-name="measure" style:list-style-name="L1">
      <style:graphic-properties draw:textarea-vertical-align="middle" draw:line-distance="0.74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3.175cm" svg:x="0.443cm" svg:y="4.7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2.921cm" svg:x="4.126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" draw:text-style-name="P2" draw:layer="measurelines" svg:x1="0.443cm" svg:y1="9.55cm" svg:x2="9.124cm" svg:y2="9.525cm">
          <text:p text:style-name="P2"><text:span text:style-name="T1"><text:measure text:kind="gap"/></text:span><text:span text:style-name="T1">L/2</text:span><text:span text:style-name="T1"><text:measure text:kind="gap"/></text:span></text:p>
        </draw:measure>
        <draw:measure draw:style-name="gr4" draw:text-style-name="P1" draw:layer="measurelines" svg:x1="5.523cm" svg:y1="7.706cm" svg:x2="9.052cm" svg:y2="7.71cm">
          <text:p text:style-name="P3"><text:span text:style-name="T1">DZCENTER</text:span></text:p>
        </draw:measure>
        <draw:line draw:style-name="gr5" draw:text-style-name="P4" draw:layer="layout" svg:x1="0.419cm" svg:y1="0.598cm" svg:x2="17.945cm" svg:y2="0.598cm">
          <text:p/>
        </draw:line>
        <draw:frame draw:style-name="gr6" draw:text-style-name="P6" draw:layer="layout" svg:width="10.033cm" svg:height="0.962cm" svg:x="7.818cm" svg:y="0.479cm">
          <draw:text-box>
            <text:p text:style-name="P5">Reference trajectory (x=y=0)</text:p>
          </draw:text-box>
        </draw:frame>
        <draw:measure draw:style-name="gr4" draw:text-style-name="P1" draw:layer="measurelines" svg:x1="5.371cm" svg:y1="0.608cm" svg:x2="5.371cm" svg:y2="3.783cm">
          <text:p text:style-name="P2"/>
          <text:p text:style-name="P2"><text:s text:c="3"/></text:p>
        </draw:measure>
        <draw:frame draw:style-name="gr6" draw:text-style-name="P6" draw:layer="layout" svg:width="5.588cm" svg:height="0.962cm" svg:x="2.512cm" svg:y="1.818cm">
          <draw:text-box>
            <text:p>POSITION</text:p>
          </draw:text-box>
        </draw:frame>
        <draw:measure draw:style-name="gr7" draw:text-style-name="P2" draw:layer="layout" svg:x1="4.223cm" svg:y1="5.959cm" svg:x2="6.923cm" svg:y2="5.977cm">
          <text:p text:style-name="P2"><text:span text:style-name="T1">CHORD</text:span></text:p>
        </draw:measure>
        <draw:measure draw:style-name="gr4" draw:text-style-name="P1" draw:layer="measurelines" svg:x1="7.301cm" svg:y1="3.85cm" svg:x2="7.301cm" svg:y2="4.739cm">
          <text:p text:style-name="P3"><text:span text:style-name="T1">HEIGHT</text:span></text:p>
        </draw:measure>
        <draw:measure draw:style-name="gr8" draw:text-style-name="P2" draw:layer="layout" svg:x1="9.143cm" svg:y1="9.55cm" svg:x2="17.779cm" svg:y2="9.55cm">
          <text:p text:style-name="P2"><text:span text:style-name="T1"><text:measure text:kind="gap"/></text:span><text:span text:style-name="T1">L/2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Borland</meta:initial-creator>
    <meta:creation-date>2017-09-27T09:14:33.686837797</meta:creation-date>
    <dc:date>2017-09-27T09:35:03.409659033</dc:date>
    <dc:creator>Michael Borland</dc:creator>
    <meta:editing-duration>PT14M9S</meta:editing-duration>
    <meta:editing-cycles>4</meta:editing-cycles>
    <meta:generator>LibreOffice/5.0.6.2$Linux_X86_64 LibreOffice_project/00$Build-2</meta:generator>
    <meta:document-statistic meta:object-count="11"/>
  </office:meta>
</office:document-meta>
</file>